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line-height="200%"/>
    </style:style>
    <style:style style:name="T1" style:family="text">
      <style:text-properties style:font-name="Lucida Console"/>
    </style:style>
    <style:style style:name="T2" style:family="text">
      <style:text-properties style:font-name="Lucida Console" fo:font-size="10pt" style:font-size-asian="10pt" style:font-size-complex="10pt"/>
    </style:style>
    <style:style style:name="T3" style:family="text">
      <style:text-properties style:font-name="Lucida Console" fo:font-size="10pt" fo:font-weight="bold" style:font-size-asian="10pt" style:font-weight-asian="bold" style:font-size-complex="10pt" style:font-weight-complex="bold"/>
    </style:style>
    <style:style style:name="T4" style:family="text">
      <style:text-properties style:font-name="Times New Roman"/>
    </style:style>
    <style:style style:name="T5" style:family="text">
      <style:text-properties style:font-name="Times New Roman" fo:font-size="10pt" style:font-size-asian="10pt" style:font-size-complex="10pt"/>
    </style:style>
    <style:style style:name="T6" style:family="text">
      <style:text-properties style:font-name="Times New Roman" fo:font-size="11pt" fo:font-weight="normal" style:font-size-asian="11pt" style:font-weight-asian="normal" style:font-size-complex="11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on Howell<text:tab/><text:tab/><text:tab/><text:tab/><text:tab/><text:tab/><text:tab/><text:tab/><text:tab/><text:tab/><text:tab/>Comp Sci</text:p>
      <text:p text:style-name="P1">Cornish<text:tab/><text:tab/><text:tab/><text:tab/><text:tab/><text:tab/><text:tab/><text:tab/><text:tab/><text:tab/><text:tab/>5-18-13</text:p>
      <text:p text:style-name="P1"/>
      <text:p text:style-name="P1">Abstract:</text:p>
      <text:p text:style-name="P1"><text:tab/>This project is a program designed to allow for the user to translate a word or phrase from English to French. This is done by crating a list of words from English, matching them to their French cognates and allowing the user to search through this list to get the translation of the word. This process utilizes object declaration and instantiation as well as function definition, implementation of user input and data verification.</text:p>
      <text:p text:style-name="P1"><text:tab/>In Python, there are both predefined methods and functions and user-defined methods and functions. The basic difference between a method and a function is that a method runs against an object. For instance, <text:span text:style-name="T3">type()</text:span> is a function that returns the data type of the parameter, while <text:span text:style-name="T3">split()</text:span> is a method that is ran against a String object. Methods are called using dot notation while functions or not. So, in order to use the aforementioned elements, one would type <text:span text:style-name="T3">type()</text:span> but <text:span text:style-name="T3">s.split()</text:span>, where s is a String. The predefined function <text:span text:style-name="T3">raw_input()</text:span> is made use of frequently in EngFrDict.py. This function allows user input it be implemented into the program. This function can, also, take a string as a parameter, which is used to prompt the user to input valid information. Additionally, a constructor method is used. This is the constructor <text:span text:style-name="T3">dict()</text:span>, which creates a new dicitionary object which will be described later. At this stage, EngFrDict.py implements two user-defined functions. These are recognized by the keyword def and the pair of parentheses <text:s/>that follow when these functions are called. The two functions are inverses of each other. <text:span text:style-name="T3">translate_to_French()</text:span> prompts the user <text:s/>to give an English word and uses it to find a French word in the dictionary. Conversely, <text:span text:style-name="T3">translate_to_English()</text:span> uses a French word to look up an English one.</text:p>
      <text:p text:style-name="P1"><text:tab/>The use of loops and conditionals is fundamental to the operation of this program. For example, the <text:span text:style-name="T3">if, elif</text:span><text:span text:style-name="T5"> </text:span><text:span text:style-name="T4">and </text:span><text:span text:style-name="T3">else</text:span><text:span text:style-name="T1"> </text:span><text:span text:style-name="T4">create a conditional block that calls on the correct function to translate words. </text:span><text:soft-page-break/><text:span text:style-name="T4">The </text:span><text:span text:style-name="T3">while</text:span><text:span text:style-name="T4"> statement allows data verification by asking the user to input data until the given input satisfies the conditions needed for the program to operate. The logical operates </text:span><text:span text:style-name="T3">and</text:span><text:span text:style-name="T4"> and </text:span><text:span text:style-name="T3">not</text:span><text:span text:style-name="T4"> are also made use of in this program in the creation of compound conditions</text:span></text:p>
      <text:p text:style-name="P1"><text:tab/>Python holds a type of collection known as Dictionary. A Dictionary is a data collection that uses any data type as an index. This index is known as a key. The key could, potentially, be a string, a list, an integer or even another Dictionary. <text:s/>A Dictionary called cheesesToTaste would look like this when instatiated: <text:span text:style-name="T2">cheesesToTaste = <text:s/>{'cheddar':'great', 'blue': 'bad'}</text:span>, where '<text:span text:style-name="T2">cheddar'</text:span> and '<text:span text:style-name="T2">blue'</text:span> are the keys and <text:span text:style-name="T2">'great</text:span>' and '<text:span text:style-name="T2">bad</text:span>' are the values they map to. There are methods included for traversing a Dictionary using its keys. For example, using the keyword <text:span text:style-name="T3">in</text:span><text:span text:style-name="T1"> </text:span><text:span text:style-name="T4">allows the programmer to search through the keys to determine if that value appears as a key in the Dictionary. Conversely, the method </text:span><text:span text:style-name="T3">values()</text:span><text:span text:style-name="T1"> </text:span><text:span text:style-name="T4">allows the programmer to determine if something is a value in the Dictionary. In the EngFrDict program, these methods are used for data verification. By using these methods, the program checks the user's input to make sure that the input appears in the Dictionary.</text:span></text:p>
      <text:p text:style-name="P1"><text:span text:style-name="T4"><text:tab/>The defined Dictionary in EngFrDict.py is engToFr. A call to </text:span><text:span text:style-name="T3">translate_to_French() </text:span><text:span text:style-name="T6">uses the users input to search the keys of this Dictionary and prints the value at that key. </text:span><text:span text:style-name="T3">translate_to_English() </text:span><text:span text:style-name="T6">takes user input and compares it to the values of the Dictionary and prints the key for the u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garet Howell</meta:initial-creator>
    <meta:creation-date>2013-05-19T22:01:51.54</meta:creation-date>
    <dc:date>2013-05-19T23:45:10.31</dc:date>
    <dc:creator>Margaret Howell</dc:creator>
    <meta:editing-duration>PT10M6S</meta:editing-duration>
    <meta:editing-cycles>1</meta:editing-cycles>
    <meta:generator>OpenOffice.org/3.4.1$Win32 OpenOffice.org_project/341m1$Build-9593</meta:generator>
    <meta:document-statistic meta:table-count="0" meta:image-count="0" meta:object-count="0" meta:page-count="2" meta:paragraph-count="8" meta:word-count="589" meta:character-count="3580"/>
  </office:meta>
</office:document-meta>
</file>